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officeooo:rsid="001c6c16" officeooo:paragraph-rsid="001c6c16"/>
    </style:style>
    <style:style style:name="P4" style:family="paragraph" style:parent-style-name="Standard">
      <style:text-properties fo:font-weight="bold" officeooo:rsid="001c253c" officeooo:paragraph-rsid="001c6c16" style:font-weight-asian="bold" style:font-weight-complex="bold"/>
    </style:style>
    <style:style style:name="P5" style:family="paragraph" style:parent-style-name="Standard">
      <style:text-properties fo:font-weight="bold" officeooo:rsid="001c6c16" officeooo:paragraph-rsid="001c6c16" style:font-weight-asian="bold" style:font-weight-complex="bold"/>
    </style:style>
    <style:style style:name="P6" style:family="paragraph" style:parent-style-name="Standard">
      <style:text-properties officeooo:rsid="001d813b" officeooo:paragraph-rsid="001d813b"/>
    </style:style>
    <style:style style:name="P7" style:family="paragraph" style:parent-style-name="Standard">
      <style:text-properties officeooo:rsid="001df43c" officeooo:paragraph-rsid="001df43c"/>
    </style:style>
    <style:style style:name="P8" style:family="paragraph" style:parent-style-name="Standard">
      <style:text-properties style:text-underline-style="none" officeooo:rsid="001eceda" officeooo:paragraph-rsid="001eceda"/>
    </style:style>
    <style:style style:name="P9" style:family="paragraph" style:parent-style-name="Standard">
      <style:text-properties style:text-underline-style="none" officeooo:rsid="001fb49d" officeooo:paragraph-rsid="001eceda"/>
    </style:style>
    <style:style style:name="P10" style:family="paragraph" style:parent-style-name="Standard">
      <style:text-properties style:text-underline-style="none" officeooo:rsid="001fb49d" officeooo:paragraph-rsid="001fb49d"/>
    </style:style>
    <style:style style:name="P11" style:family="paragraph" style:parent-style-name="Standard">
      <style:text-properties style:text-underline-style="none" officeooo:rsid="0021afa2" officeooo:paragraph-rsid="0021afa2"/>
    </style:style>
    <style:style style:name="P12" style:family="paragraph" style:parent-style-name="Standard">
      <style:text-properties style:text-underline-style="none" officeooo:rsid="0023004d" officeooo:paragraph-rsid="0023004d"/>
    </style:style>
    <style:style style:name="P13" style:family="paragraph" style:parent-style-name="Standard" style:list-style-name="L1">
      <style:text-properties officeooo:rsid="001c6c16" officeooo:paragraph-rsid="001c6c16"/>
    </style:style>
    <style:style style:name="P14" style:family="paragraph" style:parent-style-name="Standard">
      <style:text-properties style:text-underline-style="none" officeooo:rsid="0023004d" officeooo:paragraph-rsid="0027002f"/>
    </style:style>
    <style:style style:name="P15" style:family="paragraph" style:parent-style-name="Standard">
      <style:text-properties style:text-underline-style="none" officeooo:rsid="0023004d" officeooo:paragraph-rsid="0029189c"/>
    </style:style>
    <style:style style:name="P16" style:family="paragraph" style:parent-style-name="Standard">
      <style:text-properties style:text-underline-style="none" officeooo:rsid="002a73b4" officeooo:paragraph-rsid="002a73b4"/>
    </style:style>
    <style:style style:name="P17" style:family="paragraph" style:parent-style-name="Standard">
      <style:text-properties style:text-underline-style="none" officeooo:rsid="002b8978" officeooo:paragraph-rsid="002b8978"/>
    </style:style>
    <style:style style:name="P18" style:family="paragraph" style:parent-style-name="Standard">
      <style:text-properties style:text-underline-style="none" fo:font-weight="bold" officeooo:rsid="0023004d" officeooo:paragraph-rsid="0023004d" style:font-weight-asian="bold" style:font-weight-complex="bold"/>
    </style:style>
    <style:style style:name="P19" style:family="paragraph" style:parent-style-name="Standard">
      <style:text-properties style:text-underline-style="none" officeooo:rsid="002bb562" officeooo:paragraph-rsid="002bb562"/>
    </style:style>
    <style:style style:name="P20" style:family="paragraph" style:parent-style-name="Standard">
      <style:text-properties style:text-underline-style="none" officeooo:rsid="002bf7b8" officeooo:paragraph-rsid="002bf7b8"/>
    </style:style>
    <style:style style:name="P21" style:family="paragraph" style:parent-style-name="Standard">
      <style:text-properties style:text-underline-style="none" officeooo:rsid="002eeea9" officeooo:paragraph-rsid="002eeea9"/>
    </style:style>
    <style:style style:name="P22" style:family="paragraph" style:parent-style-name="Standard">
      <style:text-properties style:text-underline-style="none" officeooo:rsid="002fdffb" officeooo:paragraph-rsid="002fdffb"/>
    </style:style>
    <style:style style:name="P23" style:family="paragraph" style:parent-style-name="Standard">
      <style:text-properties style:text-underline-style="none" officeooo:rsid="002ff443" officeooo:paragraph-rsid="002ff443"/>
    </style:style>
    <style:style style:name="P24" style:family="paragraph" style:parent-style-name="Standard">
      <style:text-properties style:text-underline-style="none" officeooo:rsid="00303da3" officeooo:paragraph-rsid="00303da3"/>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officeooo:rsid="0021aaba"/>
    </style:style>
    <style:style style:name="T6" style:family="text">
      <style:text-properties fo:font-weight="bold" style:font-weight-asian="bold" style:font-weight-complex="bold"/>
    </style:style>
    <style:style style:name="T7" style:family="text">
      <style:text-properties officeooo:rsid="002544a7"/>
    </style:style>
    <style:style style:name="T8" style:family="text">
      <style:text-properties officeooo:rsid="0027002f"/>
    </style:style>
    <style:style style:name="T9" style:family="text">
      <style:text-properties officeooo:rsid="002b8978"/>
    </style:style>
    <style:style style:name="T10" style:family="text">
      <style:text-properties officeooo:rsid="00303da3"/>
    </style:style>
    <style:style style:name="T11" style:family="text">
      <style:text-properties officeooo:rsid="0031b33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SH SCRIPTING:</text:p>
      <text:p text:style-name="P1"/>
      <text:p text:style-name="P4">* <text:span text:style-name="T1">Kernel main functions:</text:span></text:p>
      <text:list xml:id="list3759290375" text:style-name="L1">
        <text:list-item>
          <text:p text:style-name="P13">System memory management</text:p>
        </text:list-item>
        <text:list-item>
          <text:p text:style-name="P13">Software program management</text:p>
        </text:list-item>
        <text:list-item>
          <text:p text:style-name="P13">Hardware management</text:p>
        </text:list-item>
        <text:list-item>
          <text:p text:style-name="P13">Filesystem management</text:p>
        </text:list-item>
      </text:list>
      <text:p text:style-name="P3"/>
      <text:p text:style-name="P3"/>
      <text:p text:style-name="P5">* <text:span text:style-name="T2">System memory management:</text:span></text:p>
      <text:p text:style-name="P6">The kernel manages the <text:span text:style-name="T3">physical memory</text:span> (ram) and uses a part of the hard drive as well as a memory, <text:span text:style-name="T3">swap space</text:span>.</text:p>
      <text:p text:style-name="P7">The sum of both is the <text:span text:style-name="T3">Virtual memory</text:span></text:p>
      <text:p text:style-name="P8"/>
      <text:p text:style-name="P8"/>
      <text:p text:style-name="P8"/>
      <text:p text:style-name="P8"><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8"/>
      <text:p text:style-name="P8"/>
      <text:p text:style-name="P8"/>
      <text:p text:style-name="P10">The memory locations are grouped into blocks called <text:span text:style-name="T6">PAGES</text:span>, the kernel locates the pages in the physical memory and in the swap space. <text:span text:style-name="T5">The kernel have a table with all the location of the pages and which pages are in use and the ones that are idle.</text:span></text:p>
      <text:p text:style-name="P10"/>
      <text:p text:style-name="P11">The idle pages are being send to the swap space –&gt; <text:span text:style-name="T3">swapping out</text:span> (even if there is <text:span text:style-name="T7">ram</text:span> available)</text:p>
      <text:p text:style-name="P14"><text:span text:style-name="T3"/></text:p>
      <text:p text:style-name="P15"><text:soft-page-break/><text:span text:style-name="T3">Swapping on</text:span>, <text:span text:style-name="T8">when the kernel move to the ram memory PAGES that are in the virtual memory. </text:span></text:p>
      <text:p text:style-name="P15"/>
      <text:p text:style-name="P15"><text:span text:style-name="T8">Before the kernel have to swapp out an idle memory page to make room, then the kernel can swapp it the one required by a program.</text:span></text:p>
      <text:p text:style-name="P14"/>
      <text:p text:style-name="P16">All this process is being carried out while the Linux system is running.</text:p>
      <text:p text:style-name="P16"/>
      <text:p text:style-name="P16"/>
      <text:p text:style-name="P12"/>
      <text:p text:style-name="P18">* <text:span text:style-name="T9">Software Program Management:</text:span></text:p>
      <text:p text:style-name="P17">Linux OS calls a running program a PROCESS.</text:p>
      <text:p text:style-name="P17"/>
      <text:p text:style-name="P19">A process can run in the foreground, background or displaying output into the screen. The kernel controls how the Linux manages all the processes running on the system.</text:p>
      <text:p text:style-name="P19"/>
      <text:p text:style-name="P20"><text:span text:style-name="T4">INIT PROCESS:</text:span> <text:s/>First process created by the kernel to start all other processes on the system.</text:p>
      <text:p text:style-name="P20"/>
      <text:p text:style-name="P21">When the kernel starts it loads the init proces into virtual memory. As the kernel starts each additional process it gives an unique area in virtual memory to store data and code that the process uses.</text:p>
      <text:p text:style-name="P21"/>
      <text:p text:style-name="P23">At boot time linux systems have a table of processes to start.</text:p>
      <text:p text:style-name="P23">On ubuntu: <text:s/>/etc/init.d</text:p>
      <text:p text:style-name="P23">Other systems: <text:s/>/etc/inittabs</text:p>
      <text:p text:style-name="P23">These folders contains scripts to start <text:span text:style-name="T10">or stop</text:span> the applications/programs when booting.</text:p>
      <text:p text:style-name="P21"/>
      <text:p text:style-name="P24">These scripts are started via entries under /etc/rcX.d , where X is a run level.</text:p>
      <text:p text:style-name="P24"/>
      <text:p text:style-name="P24">RUN LEVEL: <text:span text:style-name="T11">page 6</text:span></text:p>
      <text:p text:style-name="P21"/>
      <text:p text:style-name="P22"><text:span text:style-name="T3">INIT System:</text:span> </text:p>
      <text:p text:style-name="P17"/>
      <text:p text:style-name="P17"/>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03T21:04:48.167000000</dc:date>
    <meta:editing-duration>PT1H2M13S</meta:editing-duration>
    <meta:editing-cycles>24</meta:editing-cycles>
    <meta:generator>LibreOffice/5.4.3.2$Windows_x86 LibreOffice_project/92a7159f7e4af62137622921e809f8546db437e5</meta:generator>
    <meta:document-statistic meta:table-count="0" meta:image-count="1" meta:object-count="0" meta:page-count="2" meta:paragraph-count="26" meta:word-count="319" meta:character-count="1790" meta:non-whitespace-character-count="1496"/>
  </office:meta>
</office:document-meta>
</file>